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A5000002E2588A88E8FC9E582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none" svg:stroke-linecap="butt" draw:fill="solid" draw:fill-color="#e88d0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none" svg:stroke-linecap="butt" draw:fill="solid" draw:fill-color="#e88d0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5%" dr3d:back-scale="100%" dr3d:depth="20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3d:scene draw:style-name="gr1" svg:width="72.981cm" svg:height="79.612cm" svg:x="12.316cm" svg:y="9.654cm" dr3d:transform="matrix (0.999907397400989 0.000283807435595959 0.0136057368826788 -0.00214558456360194 0.990565979629953 0.137019839682548 -0.013438492834452 -0.137036343548309 0.9904748595786 -124.993076578384cm 52.4204492117926cm -2.24923944031925cm)" dr3d:vrp="(0 0 230464.285714286)" dr3d:vpn="(0 0 212574.285714286)" dr3d:projection="perspective" dr3d:distance="17.89cm" dr3d:focal-length="10cm" dr3d:shadow-slant="1" dr3d:shade-mode="phong" dr3d:ambient-color="#666666" dr3d:lighting-mode="false">
          <dr3d:light dr3d:diffuse-color="#a6a6a6" dr3d:direction="(0.0131185234866138 0.659534616873518 0.75155970720032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svg:viewBox="100396.83068776 -82881.0955125885 20781.7206757974 69981.0955125885" svg:d="M112174.672383436-12900l3427.95392535046-7.9998966034218 718.482530476744-15.8884665207115 856.996293732605-63.9698763310298 923.182904127636-141.007943134104 463.809195692928-108.442201928443 453.233165968864-138.560465001496 433.616242137199-172.298310198643 404.958424197932-209.655737519886 367.259712151048-250.632746965226 320.520105996547-295.229338534657 139.907421281721-165.469510519646 124.832184452753-177.976001708541 108.626835860312-190.934940662944 91.2913755044574-204.346327382862 72.8258033851162-218.210161868292 53.2301195023465-232.526444119234 32.5043238561193-247.295174135686 10.6484164464346-262.516351917651-7389.90067337804-63710.1765625808-88.9988037794974-735.886973227753-62.4874413650396-332.411963427672-80.8856315775338-308.542643026172-104.088444711757-284.537093916631-132.095880767738-260.39531609905-164.907939745433-236.117309573456-202.524621644887-211.703074339865-244.94592646604-187.152610398189-292.171854208951-162.465917748501-344.202404873591-137.642996390772-401.037578459975-112.683846325061-462.677374968072-87.5884675512498-529.121794397943-62.3568600694853-1276.79533877231-48.4739828614111-3426.95393879115 9.99987075426907-718.896587411451 16.2165872798359-857.457225037302 64.2042483018304-923.643835432304 141.148566316595-464.025013104663 108.477357724056-453.431405491865 138.572183600045-433.79104447522 172.286591600103-405.103930054698 209.620581724259-367.370062230359 250.574153972513-320.589441002128 295.147308344895-139.924877101788 165.419706475834-124.837189268292 177.920338365468-108.6186572593 190.873418020608-91.2692810748558 204.278945441256-72.789060714902 218.136920627425-53.1779961794819 232.447343579086-32.4360874685808 247.210214296269-10.5633345822134 262.425532778972 5600.92471875377 63709.1765755054 60.5367839897954 379.928439133368 105.949259544563 356.325716848649 150.931076825247 332.58090655663 195.482235831849 308.694008257313 239.602736564353 284.665021950696 283.292579022804 260.493947636776 326.551763207157 236.180785315561 369.380289117413 211.725534987043 411.778156753615 187.128196651229 453.745366115705 162.388770308113 495.281917203727 137.507255957697 536.387810017681 112.483653599984 1194.37066538085 149.328148097626z"/>
          <dr3d:extrude draw:style-name="gr2" draw:layer="layout" svg:viewBox="90494.4637840889 -41281.6331747919 71690.8332885311 13856.8209042031" svg:d="M161805.005309068-33419.7347877785l269.996371016517-2285.97045442796 68.090881674987-592.396640302897 42.2045108600578-616.57210909127-0.942614283558214-309.086581308409-22.2191837769351-305.212119666059-48.4307455334929-298.031548410581-79.5772995532898-287.544867541939-115.658845836268-273.752077060162-156.675384382426-256.653176965236-95.2610792283085-120.881341692912-107.365835963516-115.366825564248-120.087466731697-109.439045733947-133.425971532735-103.098002202009-309.33495360025-185.519819001594-370.091461199278-155.196480454077-435.782961061515-121.567032293431-506.409453186963-84.631474519636-64850.1283584898-1640.97879077703-388.439114981636 8.81946608881844-369.824130808061 53.2051228845376-351.015789858327 97.2113900525146-332.014092132507 140.838267592735-312.819037630543 184.085755505235-293.430626352478 226.953853790001-273.848858298283 269.442562447017-254.073733467958 311.551881476298-234.105251861532 353.281810877837-213.943413478977 394.632350651649-193.588218320321 435.603500797712-173.039666385535 476.195261316039-152.29775767462 516.407632206639-131.362492187604 556.24061346949-199.145760809668 1230.46261221659-371.995000067211 3132.95950731531-63.585082861784 657.489548994025-30.913646993984 790.038617081882 8.44031624239869 425.180783946111 30.5825967560813 434.864740814741 57.3830177853815 436.730927632267 88.8415793302411 430.779344398674 124.958281390718 417.009991113977 165.733123966726 395.422867778168 211.166107058365 366.017974391249 261.257230665578 328.795310953217 150.868455596632 147.996103546375 165.138039191763 135.7587739177 179.989890351353 122.544223032633 195.424009075388 108.352450891187 211.440395363883 93.1834574933455 228.039049216837 77.0372428391165 245.219970634207 59.9138069284963 262.983159616066 41.8131497614886 64848.1283853712-738.990448741144 388.450589436805-8.80872404016554 369.857577624149-53.1768029380655 351.069744211272-97.1713515074953 332.087089198205-140.792369748458 312.909612585005-184.039857660955 293.537314371642-226.913815244978 273.970194558031-269.414242500541 254.208253144257-311.541139427634 234.251490130351-353.294506026261 214.099905516225-394.674342296414 193.753499301907-435.680648238103 173.212271487457-476.313423851323 152.476222072786-516.572669136076 131.545351057925-556.458384092359z"/>
          <dr3d:extrude draw:style-name="gr2" draw:layer="layout" svg:viewBox="128760.449456325 -90270.0000129246 21829.7065899652 76873.006436437" svg:d="M141019.284687034-13396.9935764876h4836.93498743296l1244.45592969179-50.7610626764999 538.86922197789-62.1285915354056 486.050595968118-85.451532279978 435.297371885099-107.892648484401 386.609549728833-129.45194014868 339.987129499263-150.129407272809 295.430111196445-169.925049856789 252.938494820293-188.838867900624 212.512280370895-206.870861404308 174.15146784822-224.021030367847 137.856057252269-240.289374791237 103.626048583013-255.675894674481 71.4614418405108-270.180590017575 41.3622370247031-283.803460820525 13.3284341356193-296.544507083321-3408.45418744371-29369.4954069302-2343.31225386754-20276.5348060749-772.227901842707-6742.57496335178-216.356955257681-1923.15946983719-76.5570764757868-729.472261214367 10.6912625502446-418.813678739287 32.3706586604821-388.61924477572 54.4953612854879-358.862793432607 77.0653704251163-329.544324709903 100.080686079455-300.663838607652 123.541308248561-272.221335125854 147.447236932319-244.21681426448 171.798472130729-216.650276023545 196.595013843908-189.521720403063 221.836862071737-162.831147403005 247.524016814306-136.578557023371 273.656478071498-110.763949264219 300.234245843487-85.3873241254769 327.257320130098-60.4486816071876 354.725700931449-35.9480217093223 382.63938824748-11.8853444318956 514.174729674298 25.9957577616005 481.140017439291 68.5342704624345 443.382712429913 96.8932789296377 400.902814646339 111.072783163239 655.475564844557 207.966062092877 245.12756464968 68.5342704624345 99.8450935429428 19.2014119829983 83.9122022259398 6.79434577860229 108.552740176558-2.48971391485247 99.362434014678-7.9593697834498 90.4738816094468-14.1643677104876 81.8870829609223-21.1047076959221 73.6020380690461-28.7803897396952 65.6187469338183-37.1914138419379 29.9099373401841-21.9796353525453 28.0272722151712-24.3581446499884 26.1823263096448-26.8285717047402 24.3750996237795-29.3909165167861 43.4793960682582-66.8365384989156 36.7031199597695-78.1889308347163 30.2285976079002-90.2766652288992 24.0558290127083-103.099741681464 18.1848141741939-116.658160192441 12.6155530923861-130.951920761814 9.73033796585514-307.72649146535-24.9215400330431-533.914974288171-100.20177820191-1242.18707005604-213.637753524817-1865.61651239306-365.229466001794-2404.20330129923-160.519815131847-673.336756282384-249.478580387018-622.347669209281-330.623974098125-572.40007258144-403.955996265169-523.493966398877-469.474646888149-475.629350661533-527.179925967066-428.806225369481-577.071833501919-383.024590522662-619.15036949268-338.284446121121-653.415533939406-294.585792164842-679.867326842039-251.928628653783-698.505748200609-210.312955588015-709.330798015144-169.738772967496-712.342476285587-130.206080792224-707.540783012024-91.7148790622305-694.92571819431-54.2651677774848-674.497281832562-17.8569469379872-1431.34428689213 44.0692546351202-1347.6515641381 133.783915409033-1262.7650097739 225.862803438416-1176.68462379958 320.305918723272-1089.41040621515 417.113261263614-1000.94235702057 516.284831059427-911.280476215907 617.820628110741-820.424763801042 721.720652417498-728.375219776121 827.98490397977-635.131844141026 936.613382797514-540.694636895845 1047.60608887071-445.06359804052 1160.96302219943-348.238727575081 1276.68418278359-250.220025499482 1394.76957062323-151.007491813783 1515.21918571839-50.601126517955 1638.03302806898 78.8143703545647 1200.17296463987 222.73626404551 2319.67997967865 794.997127054754 7337.25673036999 2412.4050752006 20841.7306260663 3508.95283665543 29357.3705636406 67.6690123452572 365.830720952075 91.328850586724 342.249971039617 117.344125918986 318.666291477528 145.714838342217 295.079682265799 176.44098785636 271.490143404439 209.522574461356 247.897674893444 244.959598157264 224.302276732811 282.752058944112 200.703948922546 322.899956821813 177.102691462644 365.403291790426 153.498504353107 410.26206384995 129.891387593936 457.476273000357 106.281341185128 507.045919241675 82.6683651266867 558.971002573875 59.0524594186099z"/>
          <dr3d:extrude draw:style-name="gr2" draw:layer="layout" svg:viewBox="87812.5467063615 -68239.2847541747 71777.3946250722 15515.5553248682" svg:d="M159122.041370412-56208.4402497027l373.994973185821-3132.95950731531 63.4171163694118-657.528610989153 30.4878714667866-790.124553471178-8.71326179255266-425.226681790402-30.8760498430638-434.904779359757-57.6823301686382-436.759247578739-89.132102769101-430.790086447334-125.225367644569-416.997295965557-165.962124795013-395.380876133393-211.342374220461-365.940826950857-261.366115920799-328.677148417941-150.893052433996-147.919810587126-165.140297462203-135.670029947512-179.967979024746-122.442295639084-195.376097121742-108.236607661864-211.364651753043-93.05296601585-227.933642918739-76.8913707010361-245.083070618799-59.751821717422-262.812934853224-41.6343190650223-64846.1284122525-3429.95566871738-388.812889254696 8.66590362045099-370.190580960756 53.1145478833205-351.367591770439 97.1764783943508-332.34392168367 140.851695153571-313.11957070051 184.140198160967-293.69453882087 227.041987416509-274.068826044837 269.557062920241-254.242432372397 311.685424672163-234.215357803492 353.427072672246-213.98760233818 394.782006920504-193.559165976432 435.750227416938-172.930048718263 476.331734161548-152.100250563672 516.526527154325-131.069771512644 556.334606395285-198.245382286521 1230.54659550612-371.995000067211 3132.95950731531-64.8135819746967 657.532517188673-31.6382466297509 790.15189686777 8.24866842768097 425.256466561688 30.4949514497421 434.949212379215 57.3920508670999 436.821258496013 88.9399666797108 430.87260491206 125.138698887604 417.103251627355 165.988247490808 395.513198641922 211.488612489236 366.102445955723 261.63979388299 328.870993568787 151.079970087667 148.029733482814 165.361821584331 135.789107998295 180.225025130392 122.570895051191 195.669580725866 108.37509464148 211.695488370751 93.2017067691995 228.302748065063 77.0507314343122 245.491359808802 59.9221686368255 263.261323601881 41.8160183767614 64847.1283988118 1641.97877785246 758.056217322359 14.7556686618263 351.016278133-9.09338832970388 332.064384425292-26.5526353297319 312.904485700798-48.8707062494868 293.536581959605-76.0476010889615 273.960673201625-108.083319848156 254.176759426948-144.977862527056 234.184840635542-186.731229125682 213.984916827379-233.343419644021 193.576988002518-284.814434082087 172.9610541609-341.144272439851 152.137115302554-402.332934717357 131.10517142748-468.38042091456 109.865222535678-539.286731031505z"/>
        </dr3d:scene>
      </draw:page>
      <draw:page draw:name="page2" draw:style-name="dp1" draw:master-page-name="Standard">
        <draw:frame draw:style-name="gr3" draw:text-style-name="P1" draw:layer="layout" svg:width="72.981cm" svg:height="79.612cm" svg:x="12.317cm" svg:y="9.654cm">
          <draw:image xlink:href="Pictures/10000201000002A5000002E2588A88E8FC9E582E.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fo:text-align="start"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00cm" fo:page-height="10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imon Warta</meta:initial-creator>
    <meta:creation-date>2015-11-29T15:20:36.297424584</meta:creation-date>
    <dc:date>2015-11-29T18:06:16.521018770</dc:date>
    <dc:creator>Simon Warta</dc:creator>
    <meta:editing-duration>PT20M25S</meta:editing-duration>
    <meta:editing-cycles>2</meta:editing-cycles>
    <meta:generator>LibreOffice/5.0.2.2$Linux_X86_64 LibreOffice_project/00m0$Build-2</meta:generator>
    <meta:document-statistic meta:object-count="6"/>
  </office:meta>
</office:document-meta>
</file>